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s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keywords</text:p>
          </table:table-cell>
          <table:table-cell office:value-type="string" table:style-name="ce2">
            <text:p>parent_i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sort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content</text:p>
          </table:table-cell>
          <table:table-cell table:number-columns-repeated="16374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Аренда спецтехники</text:p>
          </table:table-cell>
          <table:table-cell office:value-type="string" table:style-name="ce4">
            <text:p>Аренда спецтехники</text:p>
          </table:table-cell>
          <table:table-cell table:number-columns-repeated="2" table:style-name="ce4"/>
          <table:table-cell office:value-type="float" office:value="0" table:style-name="ce4">
            <text:p>0</text:p>
          </table:table-cell>
          <table:table-cell office:value-type="string" table:style-name="ce4">
            <text:p>arenda-spectehniki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Землеройная</text:p>
          </table:table-cell>
          <table:table-cell office:value-type="string" table:style-name="ce4">
            <text:p>Аренда землеройной спецтехники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zemleroynay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Гусеничные экскаваторы</text:p>
          </table:table-cell>
          <table:table-cell office:value-type="string" table:style-name="ce4">
            <text:p>Аренда гусеничных экскаваторов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gusenichnye-ekskavatory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Масса / Объем ковша / Цена за 1 час&lt;/b&gt;&lt;br&gt;</text:p>
            <text:p>CASE CX290 / 30 т / 1.7 м3 / От 2000 руб.&lt;br&gt;</text:p>
            <text:p>Hitachi 300 / 30 т / 2 м3 / От 2000 руб. &lt;br&gt;</text:p>
            <text:p>CASE CX210B / 21 т / Ковш 1.2 м3, гидромолот 5000 Дж <text:s/>/ От 1690 руб. &lt;br&gt;</text:p>
            <text:p>JCB 220 / 21 т / 1.2 м3 / От 1690 руб.&lt;br&gt;</text:p>
          </table:table-cell>
          <table:table-cell table:number-columns-repeated="1637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Колесные экскаваторы</text:p>
          </table:table-cell>
          <table:table-cell office:value-type="string" table:style-name="ce4">
            <text:p>Аренда колесных экскаваторов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kolesnye-ekskavatory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Объем ковша / Цена за 1 час&lt;/b&gt;&lt;br&gt;</text:p>
            <text:p>Hyundai R-170W / Ковш 1.03 м3, гидромолот 3500 Дж <text:s/>/ От 1750 руб.</text:p>
          </table:table-cell>
          <table:table-cell table:number-columns-repeated="1637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Длиннорукие экскаваторы разрушители</text:p>
          </table:table-cell>
          <table:table-cell office:value-type="string" table:style-name="ce4">
            <text:p>Аренда длинноруких экскаваторов разрушителей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dlinnorukie-ekskavatory-razrushiteli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Длина стрелы / Объем ковша / Цена за 1 час&lt;/b&gt;&lt;br&gt;</text:p>
            <text:p>Doosan DX225 / 17 м / 1 м3 / От 2375 руб.</text:p>
          </table:table-cell>
          <table:table-cell table:number-columns-repeated="1637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Мини экскаваторы</text:p>
          </table:table-cell>
          <table:table-cell office:value-type="string" table:style-name="ce4">
            <text:p>Аренда мини экскаваторов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mini-ekskavatory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Масса / Цена за 1 час&lt;/b&gt;&lt;br&gt;</text:p>
            <text:p>Гусеничный CASE CX50B с планировочным ковшом / 5 т / От 1450 руб.&lt;br&gt;</text:p>
            <text:p>Гусеничный Caterpillar 302.5 / 2,85 т / От 1250 руб.</text:p>
          </table:table-cell>
          <table:table-cell table:number-columns-repeated="16374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Экскаваторы погрузчики</text:p>
          </table:table-cell>
          <table:table-cell office:value-type="string" table:style-name="ce4">
            <text:p>Аренда экскаваторов погрузчиков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ekskavatory-pogruzchiki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Оборудование / Цена за 1 час&lt;/b&gt;&lt;br&gt;</text:p>
            <text:p>CASE 695ST / Ковш, вилы / От 1450 руб.&lt;br&gt;</text:p>
            <text:p>TEREX 860 / Ковш, гидромолот / От 1450 руб.</text:p>
          </table:table-cell>
          <table:table-cell table:number-columns-repeated="1637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Ямобуры</text:p>
          </table:table-cell>
          <table:table-cell office:value-type="string" table:style-name="ce4">
            <text:p>Аренда ямобуров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string" table:style-name="ce4">
            <text:p>yamobury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Диаметр бурения / Глубина / Цена за 1 час&lt;/b&gt;&lt;br&gt;</text:p>
            <text:p>Isuzu / 180 - 800 мм / 10 м / От 1875 руб.&lt;br&gt;</text:p>
            <text:p>Aichi D-502 / 180 – 800 мм / 10 м / От 1875 руб.</text:p>
          </table:table-cell>
          <table:table-cell table:number-columns-repeated="16374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Погрузочная</text:p>
          </table:table-cell>
          <table:table-cell office:value-type="string" table:style-name="ce4">
            <text:p>Аренда погрузочной спецтехники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pogruzochnaya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Фронтальные погрузчики</text:p>
          </table:table-cell>
          <table:table-cell office:value-type="string" table:style-name="ce4">
            <text:p>Аренда фронтальных погрузчиков</text:p>
          </table:table-cell>
          <table:table-cell table:number-columns-repeated="2" table:style-name="ce4"/>
          <table:table-cell office:value-type="float" office:value="9" table:style-name="ce4">
            <text:p>9</text:p>
          </table:table-cell>
          <table:table-cell office:value-type="string" table:style-name="ce4">
            <text:p>frontalnye-pogruzchiki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Объем / Цена за 1 час&lt;/b&gt;&lt;br&gt;</text:p>
            <text:p>JCB 426 / 2 м3 / От 1500 руб.&lt;br&gt;</text:p>
            <text:p>Sem 655 D / 3 м3 / От 2000 руб.M&lt;br&gt;</text:p>
            <text:p>Liebherr L 576 / 4.5 м3 / От 2250 руб.</text:p>
          </table:table-cell>
          <table:table-cell table:number-columns-repeated="16374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Мини погрузчики</text:p>
          </table:table-cell>
          <table:table-cell office:value-type="string" table:style-name="ce4">
            <text:p>Аренда мини погрузчиков</text:p>
          </table:table-cell>
          <table:table-cell table:number-columns-repeated="2" table:style-name="ce4"/>
          <table:table-cell office:value-type="float" office:value="9" table:style-name="ce4">
            <text:p>9</text:p>
          </table:table-cell>
          <table:table-cell office:value-type="string" table:style-name="ce4">
            <text:p>mini-pogruzchiki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Оборудование / Цена за 1 час&lt;/b&gt;&lt;br&gt;</text:p>
            <text:p>MUSTANG 4000V / Ковш 1.8 т, вилы / От 1400 руб.&lt;br&gt;</text:p>
            <text:p>Bobcat S16 / Ковш, вилы, щетка / От 1190 руб.</text:p>
          </table:table-cell>
          <table:table-cell table:number-columns-repeated="1637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Телескопические погрузчики</text:p>
          </table:table-cell>
          <table:table-cell office:value-type="string" table:style-name="ce4">
            <text:p>Аренда телескопических погрузчиков</text:p>
          </table:table-cell>
          <table:table-cell table:number-columns-repeated="2" table:style-name="ce4"/>
          <table:table-cell office:value-type="float" office:value="9" table:style-name="ce4">
            <text:p>9</text:p>
          </table:table-cell>
          <table:table-cell office:value-type="string" table:style-name="ce4">
            <text:p>teleskopicheskie-pogruzchiki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&lt;b&gt;Название / Длина стрелы / Оборудование / Цена за 1 час&lt;/b&gt;&lt;br&gt;</text:p>
            <text:p>JLG 4017 RS / 18 м / Ковш, вилы, люлька / От 1625 руб.</text:p>
          </table:table-cell>
          <table:table-cell table:number-columns-repeated="16374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Для высотных работ</text:p>
          </table:table-cell>
          <table:table-cell office:value-type="string" table:style-name="ce4">
            <text:p>Аренда спецтехники для высотных работ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dlya-vysotnykh-rabot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Автовышки</text:p>
          </table:table-cell>
          <table:table-cell office:value-type="string" table:style-name="ce4">
            <text:p>Аренда автовышек</text:p>
          </table:table-cell>
          <table:table-cell table:number-columns-repeated="2" table:style-name="ce4"/>
          <table:table-cell office:value-type="float" office:value="13" table:style-name="ce4">
            <text:p>13</text:p>
          </table:table-cell>
          <table:table-cell office:value-type="string" table:style-name="ce4">
            <text:p>avtovyshki</text:p>
          </table:table-cell>
          <table:table-cell office:value-type="float" office:value="14" table:style-name="ce4">
            <text:p>1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Высота / Цена за 1 час&lt;/b&gt;&lt;br&gt;</text:p>
            <text:p>На базе ГАЗель / 14 м / От 1125 руб.&lt;br&gt;</text:p>
            <text:p>На базе КАМАЗ / 28 м / От 1750 руб.</text:p>
          </table:table-cell>
          <table:table-cell table:number-columns-repeated="16374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Автокраны</text:p>
          </table:table-cell>
          <table:table-cell office:value-type="string" table:style-name="ce4">
            <text:p>Аренда автокранов</text:p>
          </table:table-cell>
          <table:table-cell table:number-columns-repeated="2" table:style-name="ce4"/>
          <table:table-cell office:value-type="float" office:value="13" table:style-name="ce4">
            <text:p>13</text:p>
          </table:table-cell>
          <table:table-cell office:value-type="string" table:style-name="ce4">
            <text:p>avtokrany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Масса / Длина стрелы / Цена за 1 час&lt;/b&gt;&lt;br&gt;</text:p>
            <text:p>Ивановец КС-45717К-3 / 25 т / 21 м / 1560 руб.&lt;br&gt;</text:p>
            <text:p>Ивановец КС-45717К-3 / 25 т / 28 м / 1875 руб.&lt;br&gt;</text:p>
            <text:p>Ивановец КС-45717К-3 / 25 т / 30 м / 2125 руб.&lt;br&gt;</text:p>
            <text:p>Галичанин КС-55729 / 32 т / 31 м / 2375 руб.&lt;br&gt;</text:p>
            <text:p>SANY QY50C / 50 т / 42.5 м / От 4000 руб.&lt;br&gt;</text:p>
            <text:p>Liebherr LTM 1070 / 70 т / 50 м / От 5000 руб.</text:p>
          </table:table-cell>
          <table:table-cell table:number-columns-repeated="1637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Перевозка</text:p>
          </table:table-cell>
          <table:table-cell office:value-type="string" table:style-name="ce4">
            <text:p>Аренда спецтехники для перевозки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perevozka</text:p>
          </table:table-cell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Самосвалы</text:p>
          </table:table-cell>
          <table:table-cell office:value-type="string" table:style-name="ce4">
            <text:p>Аренда самосвалов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string" table:style-name="ce4">
            <text:p>samosvaly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Грузоподъемность / Объем / Цена за 1 час&lt;/b&gt;&lt;br&gt;</text:p>
            <text:p>Камаз 65115 / 15 т / 10 м3 / От 1100 руб.&lt;br&gt;</text:p>
            <text:p>Камаз 45141 вездеход / 15 т / 12 м3 / От 1350 руб.&lt;br&gt;</text:p>
            <text:p>МАЗ / 30 т / 20 м3 / От 1400 руб.</text:p>
          </table:table-cell>
          <table:table-cell table:number-columns-repeated="16374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Автобетоносмесители</text:p>
          </table:table-cell>
          <table:table-cell office:value-type="string" table:style-name="ce4">
            <text:p>Аренда автобетоносмесителей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string" table:style-name="ce4">
            <text:p>avtobetonosmesiteli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Объем смесительного барабана / Цена за 1 час&lt;/b&gt;&lt;br&gt;</text:p>
            <text:p>Камаз 6520 / 9 - 14 м3 / Договорная</text:p>
          </table:table-cell>
          <table:table-cell table:number-columns-repeated="16374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Манипуляторы</text:p>
          </table:table-cell>
          <table:table-cell office:value-type="string" table:style-name="ce4">
            <text:p>Аренда манипуляторов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string" table:style-name="ce4">
            <text:p>manipulyatory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Грузоподъемность / Цена за 1 час&lt;/b&gt;&lt;br&gt;</text:p>
            <text:p>Камаз / 5 т / борт 10 т / От 1650 руб.</text:p>
          </table:table-cell>
          <table:table-cell table:number-columns-repeated="1637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Длинномеры</text:p>
          </table:table-cell>
          <table:table-cell office:value-type="string" table:style-name="ce4">
            <text:p>Аренда длинномеров и шаланд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string" table:style-name="ce4">
            <text:p>dlinnomery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Длина борта / Цена за 1 час&lt;/b&gt;&lt;br&gt;</text:p>
            <text:p>МАЗ / 11 м / От 1350 руб.&lt;br&gt;</text:p>
            <text:p>Scania / 11 м / От 1350 руб.&lt;br&gt;</text:p>
            <text:p>IVECO / 11 м / От 1350 руб.&lt;br&gt;</text:p>
            <text:p>MAN / 11 м / От 1350 руб.</text:p>
          </table:table-cell>
          <table:table-cell table:number-columns-repeated="1637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Тралы</text:p>
          </table:table-cell>
          <table:table-cell office:value-type="string" table:style-name="ce4">
            <text:p>Аренда тралов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string" table:style-name="ce4">
            <text:p>traly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Грузоподъемность / Цена за 1 час&lt;/b&gt;&lt;br&gt;</text:p>
            <text:p>MAN / 40 т / Договорная</text:p>
          </table:table-cell>
          <table:table-cell table:number-columns-repeated="1637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Грузовые эвакуаторы</text:p>
          </table:table-cell>
          <table:table-cell office:value-type="string" table:style-name="ce4">
            <text:p>Аренда грузовых эвакуаторов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string" table:style-name="ce4">
            <text:p>gruzovye-evakuatory</text:p>
          </table:table-cell>
          <table:table-cell office:value-type="float" office:value="22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Грузоподъемность / Цена за 1 час&lt;/b&gt;&lt;br&gt;</text:p>
            <text:p>Эвакуатор грузовой / 14 т / От 1125 руб.</text:p>
          </table:table-cell>
          <table:table-cell table:number-columns-repeated="1637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Дорожно ремонтная</text:p>
          </table:table-cell>
          <table:table-cell office:value-type="string" table:style-name="ce4">
            <text:p>Аренда дорожно ремонтной спецтехники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dorozhno-remontnaya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Бульдозеры</text:p>
          </table:table-cell>
          <table:table-cell office:value-type="string" table:style-name="ce4">
            <text:p>Аренда бульдозеров</text:p>
          </table:table-cell>
          <table:table-cell table:number-columns-repeated="2" table:style-name="ce4"/>
          <table:table-cell office:value-type="float" office:value="23" table:style-name="ce4">
            <text:p>23</text:p>
          </table:table-cell>
          <table:table-cell office:value-type="string" table:style-name="ce4">
            <text:p>buldozery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Оборудование / Цена за 1 час&lt;/b&gt;&lt;br&gt;</text:p>
            <text:p>Komatsu D 65 / Толкач, планировщик / От 2440 руб.&lt;br&gt;</text:p>
            <text:p>Caterpillar D5N / Толкач, планировщик / От 2200 руб.</text:p>
          </table:table-cell>
          <table:table-cell table:number-columns-repeated="16374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Грейдеры</text:p>
          </table:table-cell>
          <table:table-cell office:value-type="string" table:style-name="ce4">
            <text:p>Аренда грейдеров</text:p>
          </table:table-cell>
          <table:table-cell table:number-columns-repeated="2" table:style-name="ce4"/>
          <table:table-cell office:value-type="float" office:value="23" table:style-name="ce4">
            <text:p>23</text:p>
          </table:table-cell>
          <table:table-cell office:value-type="string" table:style-name="ce4">
            <text:p>greydery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Грейдерный отвал / Цена за 1 час&lt;/b&gt;&lt;br&gt;</text:p>
            <text:p>Zoomlion PY 200 / 4.27 х 0.61 х 0.5 м / Договорная</text:p>
          </table:table-cell>
          <table:table-cell table:number-columns-repeated="16374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Катки</text:p>
          </table:table-cell>
          <table:table-cell office:value-type="string" table:style-name="ce4">
            <text:p>Аренда дорожных катков</text:p>
          </table:table-cell>
          <table:table-cell table:number-columns-repeated="2" table:style-name="ce4"/>
          <table:table-cell office:value-type="float" office:value="23" table:style-name="ce4">
            <text:p>23</text:p>
          </table:table-cell>
          <table:table-cell office:value-type="string" table:style-name="ce4">
            <text:p>katki</text:p>
          </table:table-cell>
          <table:table-cell office:value-type="float" office:value="26" table:style-name="ce4">
            <text:p>2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Масса / Цена за 1 час&lt;/b&gt;&lt;br&gt;</text:p>
            <text:p>Грунтовый Hamm 3307 / 8 т / От 1375 руб.&lt;br&gt;</text:p>
            <text:p>Грунтовый Bomag BW 213 / 12 т / От 1500 руб.&lt;br&gt;</text:p>
            <text:p>HAMM DV 70 с резчиком кромки / От 1750 руб.&lt;br&gt;</text:p>
            <text:p>Асфальтовый каток Hamm HD 75 / 8 т / От 1750 руб.&lt;br&gt;</text:p>
            <text:p>Асфальтовый каток Hamm HD 90 / 10 т / От 2000 руб.&lt;br&gt;</text:p>
            <text:p>Комбинированный Hamm HD 110 / 10.5 т / От 2000 руб.</text:p>
          </table:table-cell>
          <table:table-cell table:number-columns-repeated="16374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Дорожные фрезы</text:p>
          </table:table-cell>
          <table:table-cell office:value-type="string" table:style-name="ce4">
            <text:p>Аренда дорожных фрез</text:p>
          </table:table-cell>
          <table:table-cell table:number-columns-repeated="2" table:style-name="ce4"/>
          <table:table-cell office:value-type="float" office:value="23" table:style-name="ce4">
            <text:p>23</text:p>
          </table:table-cell>
          <table:table-cell office:value-type="string" table:style-name="ce4">
            <text:p>dorozhnye-frezy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Ширина фрезерования / Цена за 1 час&lt;/b&gt;&lt;br&gt;</text:p>
            <text:p>Wirtgen W 1000 / 1000 мм / Договорная&lt;br&gt;</text:p>
            <text:p>Wirtgen W 2000 / 2000 мм / Договорная</text:p>
          </table:table-cell>
          <table:table-cell table:number-columns-repeated="16374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Асфальтоукладчики</text:p>
          </table:table-cell>
          <table:table-cell office:value-type="string" table:style-name="ce4">
            <text:p>Аренда асфальтоукладчиков</text:p>
          </table:table-cell>
          <table:table-cell table:number-columns-repeated="2" table:style-name="ce4"/>
          <table:table-cell office:value-type="float" office:value="23" table:style-name="ce4">
            <text:p>23</text:p>
          </table:table-cell>
          <table:table-cell office:value-type="string" table:style-name="ce4">
            <text:p>asfaltoukladchiki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Ширина укладки / Цена за час&lt;/b&gt;&lt;br&gt;</text:p>
            <text:p>Vogele Super 800 / До 3 м / От 4500 руб.&lt;br&gt;</text:p>
            <text:p>Vogele 1900 / 6 м / От 5250 руб.&lt;br&gt;</text:p>
            <text:p>Vogele Super 2100 / 2 - 6 м / От 5500 руб.</text:p>
          </table:table-cell>
          <table:table-cell table:number-columns-repeated="1637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Компрессоры с молотками</text:p>
          </table:table-cell>
          <table:table-cell office:value-type="string" table:style-name="ce4">
            <text:p>Аренда компрессоров с отбойными молотками</text:p>
          </table:table-cell>
          <table:table-cell table:number-columns-repeated="2" table:style-name="ce4"/>
          <table:table-cell office:value-type="float" office:value="23" table:style-name="ce4">
            <text:p>23</text:p>
          </table:table-cell>
          <table:table-cell office:value-type="string" table:style-name="ce4">
            <text:p>kompressory-s-molotkami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&lt;b&gt;Название / Молотков / Цена за 1 час&lt;/b&gt;&lt;br&gt;</text:p>
            <text:p>Atlas Copco XAS 97 / 3 молотка / От 875 руб.</text:p>
          </table:table-cell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user</meta:initial-creator>
    <dc:creator>user</dc:creator>
    <meta:creation-date>2015-06-05T18:19:34Z</meta:creation-date>
    <dc:date>2020-11-26T08:55:38Z</dc:date>
  </office:meta>
</office:document-meta>
</file>